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341f" officeooo:paragraph-rsid="0000341f"/>
    </style:style>
    <style:style style:name="P2" style:family="paragraph" style:parent-style-name="Standard">
      <style:text-properties officeooo:rsid="00037508" officeooo:paragraph-rsid="00037508"/>
    </style:style>
    <style:style style:name="P3" style:family="paragraph" style:parent-style-name="Standard">
      <style:text-properties officeooo:rsid="00054415" officeooo:paragraph-rsid="00054415"/>
    </style:style>
    <style:style style:name="P4" style:family="paragraph" style:parent-style-name="Standard">
      <style:text-properties officeooo:rsid="0006b454" officeooo:paragraph-rsid="0006b454"/>
    </style:style>
    <style:style style:name="P5" style:family="paragraph" style:parent-style-name="Standard">
      <style:text-properties officeooo:rsid="0006b454" officeooo:paragraph-rsid="00071681"/>
    </style:style>
    <style:style style:name="P6" style:family="paragraph" style:parent-style-name="Standard">
      <style:text-properties fo:font-weight="bold" officeooo:rsid="000c29ff" officeooo:paragraph-rsid="000c29ff" style:font-weight-asian="bold" style:font-weight-complex="bold"/>
    </style:style>
    <style:style style:name="P7" style:family="paragraph" style:parent-style-name="Standard">
      <style:text-properties officeooo:rsid="000db6f1" officeooo:paragraph-rsid="000db6f1"/>
    </style:style>
    <style:style style:name="P8" style:family="paragraph" style:parent-style-name="Standard">
      <style:text-properties officeooo:rsid="000e8b6a" officeooo:paragraph-rsid="000e8b6a"/>
    </style:style>
    <style:style style:name="P9" style:family="paragraph" style:parent-style-name="Standard">
      <style:text-properties officeooo:rsid="00126aff" officeooo:paragraph-rsid="00126aff"/>
    </style:style>
    <style:style style:name="T1" style:family="text">
      <style:text-properties officeooo:rsid="00022bb6"/>
    </style:style>
    <style:style style:name="T2" style:family="text">
      <style:text-properties fo:font-weight="bold" style:font-weight-asian="bold" style:font-weight-complex="bold"/>
    </style:style>
    <style:style style:name="T3" style:family="text">
      <style:text-properties officeooo:rsid="00097a01"/>
    </style:style>
    <style:style style:name="T4" style:family="text">
      <style:text-properties officeooo:rsid="000c29ff"/>
    </style:style>
    <style:style style:name="T5" style:family="text">
      <style:text-properties officeooo:rsid="000ef5d6"/>
    </style:style>
    <style:style style:name="T6" style:family="text">
      <style:text-properties officeooo:rsid="00108944"/>
    </style:style>
    <style:style style:name="T7" style:family="text">
      <style:text-properties officeooo:rsid="0016196c"/>
    </style:style>
    <style:style style:name="T8" style:family="text">
      <style:text-properties officeooo:rsid="001779b7"/>
    </style:style>
    <style:style style:name="T9" style:family="text">
      <style:text-properties officeooo:rsid="00188e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de coverage Tool: JaCoCo.<text:span text:style-name="T1">(How much code is covered by test)</text:span></text:p>
      <text:p text:style-name="P1"/>
      <text:p text:style-name="P1">Checkstyle voilations maven plugin: Line is longer than 80 characters. Date should be final etc.</text:p>
      <text:p text:style-name="P1"/>
      <text:p text:style-name="P2">SonarQube: helps identify bugs and vulnerabilities, <text:span text:style-name="T3">code coverage, duplications etc</text:span>. Opensource.</text:p>
      <text:p text:style-name="P1"/>
      <text:p text:style-name="P3">We are using application insights for monitoring application like memory usage and cpu usage.</text:p>
      <text:p text:style-name="P3"/>
      <text:p text:style-name="P5"><text:span text:style-name="T2">Prod Issue</text:span>: </text:p>
      <text:p text:style-name="P5">* Memory limit exceeded. ProductMapping have two foreign keys and I use this table as primary table to write the logic which was forcing prod to restart when swap space limit exceeded.</text:p>
      <text:p text:style-name="P4">Fixed it by changing some logic.</text:p>
      <text:p text:style-name="P4">* One of the teammate left the organization and I had to work on sql procedure and I found a huge logic bug in the code. In the SQL proc, he was using while loop and initializing variables using select statement. The issue was he was not setting variable to null before initiaizing the variables. If select statement returns 0 result than older results were being used and logic was not working properly.</text:p>
      <text:p text:style-name="P4"/>
      <text:p text:style-name="P6">What do we consider while reviewing code?</text:p>
      <text:p text:style-name="P4">-&gt; <text:span text:style-name="T4">Proper variable names.</text:span></text:p>
      <text:p text:style-name="P4">-&gt; <text:span text:style-name="T4">if(constant.equal(var)): Avoid null pointer exceptions.</text:span></text:p>
      <text:p text:style-name="P4">-&gt; <text:span text:style-name="T4">You are not doing everything in a single function.</text:span></text:p>
      <text:p text:style-name="P4">-&gt; <text:span text:style-name="T4">You follow clean code principles like creating stateless classes, <text:s/>code is readable and there are no nested if inside if ...</text:span></text:p>
      <text:p text:style-name="P4">-&gt; <text:span text:style-name="T4">method names should reflect what they are doing.</text:span></text:p>
      <text:p text:style-name="P4">-&gt; <text:span text:style-name="T4">Every PR should have some tests added.</text:span></text:p>
      <text:p text:style-name="P4"/>
      <text:p text:style-name="P4"/>
      <text:p text:style-name="P7"><text:span text:style-name="T2">JVM Profiling: </text:span>Find performance bottlenecks using profilers.</text:p>
      <text:p text:style-name="P7">It discovers performance issues, native memory leaks, IO problems and other noteworthy pitfalls in java applications.</text:p>
      <text:p text:style-name="P7"/>
      <text:p text:style-name="P7">Ex: Async profiler, Jprofiler, Intellij Profiler etc.</text:p>
      <text:p text:style-name="P7"/>
      <text:p text:style-name="P8">Jprofiler(Not Free) can:</text:p>
      <text:p text:style-name="P8">* tell how long is being spend on every method. <text:span text:style-name="T5">(Open tests cases and click on profile test).</text:span></text:p>
      <text:p text:style-name="P8">* <text:span text:style-name="T6">helps identify memory leaks.</text:span></text:p>
      <text:p text:style-name="P4"/>
      <text:p text:style-name="P4"/>
      <text:p text:style-name="P4"/>
      <text:p text:style-name="P9"><text:span text:style-name="T2">Project</text:span>: Unilever has a main project: Unilever Food Solutions. Under this umbrella, there are multiple projects like Sifu, Formula1 and Marketo etc.</text:p>
      <text:p text:style-name="P9">We handle Formula1 whose sole responsibility is to provide loyaltypoints to people who order unilever products from wholesaler website. Sifu manages the UFS website and they have all the data setup like what are all the unilever product and there details and how much points should be given. Thene there are some data providors who provide mappings like which wholesaler is related to which unilever product. When somebody order something from wholesaler then wholesaler hit our api and then we store the data and send the required data to Sifu as well.</text:p>
      <text:p text:style-name="P9">Technologies we are using are: Spring Boot, Java, Azure Cloud Services mainly.</text:p>
      <text:p text:style-name="P9">Azure Dashboard, App services, Azure Mysql, Service Bus(Queue), Storage Account, Logic Apps, Azure Communication Services. Currently, we are trying to put our application behind Azure <text:soft-page-break/>Gateway with WAF(Web Application Firewall) setup, <text:span text:style-name="T7">Azure Log Workspace, Application insights, </text:span><text:span text:style-name="T8">Storage Account(to store product mapping files), </text:span><text:span text:style-name="T9">KeyVaul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30T19:49:15.443619421</meta:creation-date>
    <dc:date>2024-10-09T14:40:34.828810503</dc:date>
    <meta:editing-duration>PT1H4M55S</meta:editing-duration>
    <meta:editing-cycles>18</meta:editing-cycles>
    <meta:generator>LibreOffice/7.3.7.2$Linux_X86_64 LibreOffice_project/30$Build-2</meta:generator>
    <meta:document-statistic meta:table-count="0" meta:image-count="0" meta:object-count="0" meta:page-count="2" meta:paragraph-count="25" meta:word-count="454" meta:character-count="2865" meta:non-whitespace-character-count="2434"/>
  </office:meta>
</office:document-meta>
</file>